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indent="0.4916in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paragraph-properties fo:margin-left="0.9833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text-indent="0.4916in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text-indent="0.4916in"/>
    </style:style>
    <style:style style:name="P14" style:parent-style-name="Normal" style:family="paragraph">
      <style:paragraph-properties fo:margin-left="0.4916in" fo:text-indent="0.4916in">
        <style:tab-stops/>
      </style:paragraph-properties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P16" style:parent-style-name="Normal" style:family="paragraph">
      <style:paragraph-properties fo:margin-left="0.4916in" fo:text-indent="0.4916in">
        <style:tab-stops/>
      </style:paragraph-properties>
    </style:style>
    <style:style style:name="P17" style:parent-style-name="Normal" style:family="paragraph">
      <style:paragraph-properties fo:margin-left="0.4916in" fo:text-indent="0.4916in">
        <style:tab-stops/>
      </style:paragraph-properties>
    </style:style>
    <style:style style:name="P18" style:parent-style-name="Normal" style:family="paragraph">
      <style:paragraph-properties fo:margin-left="0.4916in" fo:text-indent="0.4916in">
        <style:tab-stops/>
      </style:paragraph-properties>
    </style:style>
    <style:style style:name="P19" style:parent-style-name="Normal" style:family="paragraph">
      <style:paragraph-properties fo:margin-left="0.4916in" fo:text-indent="0.4916in">
        <style:tab-stops/>
      </style:paragraph-properties>
    </style:style>
    <style:style style:name="P20" style:parent-style-name="Normal" style:family="paragraph">
      <style:paragraph-properties fo:margin-left="0.4916in" fo:text-indent="0.4916in">
        <style:tab-stops/>
      </style:paragraph-properties>
    </style:style>
    <style:style style:name="P21" style:parent-style-name="Normal" style:family="paragraph">
      <style:paragraph-properties fo:margin-left="0.4916in" fo:text-indent="0.4916in">
        <style:tab-stops/>
      </style:paragraph-properties>
    </style:style>
    <style:style style:name="P22" style:parent-style-name="Normal" style:family="paragraph">
      <style:paragraph-properties fo:margin-left="0.4916in" fo:text-indent="0.4916in">
        <style:tab-stops/>
      </style:paragraph-properties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0.9833in">
        <style:tab-stops/>
      </style:paragraph-properties>
    </style:style>
    <style:style style:name="P25" style:parent-style-name="Normal" style:family="paragraph">
      <style:paragraph-properties fo:text-indent="0.4916in"/>
    </style:style>
    <style:style style:name="P26" style:parent-style-name="Normal" style:family="paragraph">
      <style:paragraph-properties fo:margin-left="0.4916in" fo:text-indent="0.4916in">
        <style:tab-stops/>
      </style:paragraph-properties>
    </style:style>
    <style:style style:name="P27" style:parent-style-name="Normal" style:family="paragraph">
      <style:text-properties fo:font-weight="bold" style:font-weight-asian="bold" style:font-weight-complex="bold"/>
    </style:style>
    <style:style style:family="graphic" style:name="a20">
      <style:graphic-properties style:wrap="run-through" style:run-through="foreground" draw:fill="none" draw:stroke="solid" svg:stroke-width="0.00694in" svg:stroke-color="#156082" draw:marker-end="a19" svg:stroke-opacity="100%" draw:stroke-linejoin="miter" svg:stroke-linecap="butt" style:horizontal-rel="paragraph" style:vertical-rel="page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0694in" svg:stroke-color="#156082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none" draw:stroke="solid" svg:stroke-width="0.00694in" svg:stroke-color="#156082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no-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83840" draw:id="id0" draw:style-name="a0" draw:name="Zone de texte 25" text:anchor-type="paragraph" svg:x="1.6149in" svg:y="-0.78082in" svg:width="3.82847in" svg:height="0.35764in" style:rel-width="scale" style:rel-height="scale"><draw:text-box><text:p text:style-name="P2">Maquette Parking</text:p></draw:text-box><svg:title/><svg:desc/></draw:frame><draw:frame draw:z-index="251660288" draw:id="id1" draw:style-name="a1" draw:name="Zone de texte 2" text:anchor-type="paragraph" svg:x="-0.05333in" svg:y="-0.02363in" svg:width="2.65833in" svg:height="1.70278in" style:rel-width="scale" style:rel-height="scale"><draw:text-box><text:p text:style-name="P3">Champs Identifiant</text:p><text:p text:style-name="P4">Champ mot de passe</text:p><text:p text:style-name="Normal"><text:s text:c="3"/>[] se souvenir de moi</text:p><text:p text:style-name="Normal"><text:s text:c="4"/><text:tab/><text:s/>[Bouton se connecter]</text:p><text:p text:style-name="P5">[Mot de passe oublié ?]</text:p><text:p text:style-name="Normal"/><text:p text:style-name="Normal"/></draw:text-box><svg:title/><svg:desc/></draw:frame><draw:frame draw:z-index="251659264" draw:id="id2" draw:style-name="a2" draw:name="Zone de texte 1" text:anchor-type="paragraph" svg:x="-0.06324in" svg:y="-0.39492in" svg:width="2.66319in" svg:height="0.37083in" style:rel-width="scale" style:rel-height="scale"><draw:text-box><text:p text:style-name="Normal"><text:s/>[Logo]Réservation Parking</text:p></draw:text-box><svg:title/><svg:desc/></draw:frame><text:tab/><text:tab/><text:tab/><text:tab/><text:tab/><text:tab/><text:span text:style-name="T6">1. Page de Connexion (/login)</text:span></text:p>
      <text:p text:style-name="Normal"><draw:frame draw:z-index="251674624" draw:id="id3" draw:style-name="a3" draw:name="Zone de texte 16" text:anchor-type="paragraph" svg:x="3.21889in" svg:y="7.03722in" svg:width="0.29306in" svg:height="0.26736in" style:rel-width="scale" style:rel-height="scale"><draw:text-box><text:p text:style-name="P7">3. Tableau de Bord Administrateur (/admin/dashboard)</text:p><text:p text:style-name="Normal"/></draw:text-box><svg:title/><svg:desc/></draw:frame><draw:frame draw:z-index="251673600" draw:id="id4" draw:style-name="a4" draw:name="Zone de texte 15" text:anchor-type="paragraph" svg:x="-0.65782in" svg:y="7.52103in" svg:width="4.75417in" svg:height="0.98958in" style:rel-width="scale" style:rel-height="scale"><draw:text-box><text:p text:style-name="P8">[Bouton Gérer les users]</text:p><text:p text:style-name="P9">[Bouton Gérér les places]</text:p><text:p text:style-name="P10">[Bouton Voir la file]</text:p></draw:text-box><svg:title/><svg:desc/></draw:frame><draw:frame draw:z-index="251672576" draw:id="id5" draw:style-name="a5" draw:name="Zone de texte 14" text:anchor-type="paragraph" svg:x="-0.64713in" svg:y="6.59117in" svg:width="4.7375in" svg:height="0.92986in" style:rel-width="scale" style:rel-height="scale"><draw:text-box><text:p text:style-name="P11">[Carte : Places occupées : 45/50]</text:p><text:p text:style-name="P12">[Carte : Util. En attente : 5]</text:p><text:p text:style-name="P13">[Carte : Rés . aujourd’hui :12]</text:p></draw:text-box><svg:title/><svg:desc/></draw:frame><draw:frame draw:z-index="251671552" draw:id="id6" draw:style-name="a6" draw:name="Zone de texte 13" text:anchor-type="paragraph" svg:x="-0.64713in" svg:y="6.30775in" svg:width="4.73194in" svg:height="0.28333in" style:rel-width="scale" style:rel-height="scale"><draw:text-box><text:p text:style-name="P14">Tableau de bord administrateur<text:s/></text:p></draw:text-box><svg:title/><svg:desc/></draw:frame><draw:frame draw:z-index="251670528" draw:id="id7" draw:style-name="a7" draw:name="Zone de texte 12" text:anchor-type="paragraph" svg:x="-0.63643in" svg:y="6.01898in" svg:width="4.71597in" svg:height="0.28333in" style:rel-width="scale" style:rel-height="scale"><draw:text-box><text:p text:style-name="Normal">[Logo Menu : Dash | Users |Spots | Waiting |Historique |Déco</text:p></draw:text-box><svg:title/><svg:desc/></draw:frame><draw:frame draw:z-index="251669504" draw:id="id8" draw:style-name="a8" draw:name="Zone de texte 11" text:anchor-type="paragraph" svg:x="4.52934in" svg:y="4.19545in" svg:width="1in" svg:height="0.34167in" style:rel-width="scale" style:rel-height="scale"><draw:text-box><text:p text:style-name="Normal">Si l’utilisateur n’a pas de place</text:p></draw:text-box><svg:title/><svg:desc/></draw:frame><draw:frame draw:z-index="251668480" draw:id="id9" draw:style-name="a9" draw:name="Zone de texte 10" text:anchor-type="paragraph" svg:x="-0.0375in" svg:y="5.89839in" svg:width="4.21875in" svg:height="0.98333in" style:rel-width="scale" style:rel-height="scale"><draw:text-box><text:p text:style-name="P15"><text:s text:c="4"/>[Bouton DEMANDER UNE PLACE]</text:p><text:p text:style-name="Normal"/></draw:text-box><svg:title/><svg:desc/></draw:frame><draw:frame draw:z-index="251667456" draw:id="id10" draw:style-name="a10" draw:name="Zone de texte 9" text:anchor-type="paragraph" svg:x="-0.0482in" svg:y="4.32914in" svg:width="4.22917in" svg:height="0.26736in" style:rel-width="scale" style:rel-height="scale"><draw:text-box><text:p text:style-name="P16"><text:s text:c="6"/>Mon tableau de bord</text:p></draw:text-box><svg:title/><svg:desc/></draw:frame><draw:frame draw:z-index="251666432" draw:id="id11" draw:style-name="a11" draw:name="Zone de texte 8" text:anchor-type="paragraph" svg:x="-0.04285in" svg:y="4.00294in" svg:width="4.22431in" svg:height="0.32083in" style:rel-width="scale" style:rel-height="scale"><draw:text-box><text:p text:style-name="Normal">[Logo] Menu : Accueil <text:s/>| Historique <text:s/>| Profile <text:s/>| Déco</text:p><text:p text:style-name="Normal"/></draw:text-box><svg:title/><svg:desc/></draw:frame><draw:frame draw:z-index="251663360" draw:id="id12" draw:style-name="a12" draw:name="Zone de texte 5" text:anchor-type="paragraph" svg:x="-0.02847in" svg:y="2.3443in" svg:width="4.12361in" svg:height="1.28681in" style:rel-width="scale" style:rel-height="scale"><draw:text-box><text:p text:style-name="P17">MA RESERVATION ACTIVE</text:p><text:p text:style-name="P18"><text:s/>Votre place : A12</text:p><text:p text:style-name="P19">Expire-le :24/05 à18 :00</text:p><text:p text:style-name="P20">[Bouton Libérer la place]</text:p><text:p text:style-name="P21"/><text:p text:style-name="P22"/></draw:text-box><svg:title/><svg:desc/></draw:frame><draw:frame draw:z-index="251665408" draw:id="id13" draw:style-name="a13" draw:name="Zone de texte 7" text:anchor-type="paragraph" svg:x="4.13362in" svg:y="3.62567in" svg:width="1.90278in" svg:height="0.29931in" style:rel-width="scale" style:rel-height="scale"><draw:text-box><text:p text:style-name="Normal">Si l’utilisateur a une place<text:s/></text:p></draw:text-box><svg:title/><svg:desc/></draw:frame><draw:frame draw:z-index="251664384" draw:id="id14" draw:style-name="a14" draw:name="Zone de texte 6" text:anchor-type="paragraph" svg:x="3.78024in" svg:y="2.71596in" svg:width="0.29306in" svg:height="0.32083in" style:rel-width="scale" style:rel-height="scale"><draw:text-box><text:p text:style-name="P23">2. Tableau de Bord Utilisateur (/user/dashboard)</text:p><text:p text:style-name="Normal"/></draw:text-box><svg:title/><svg:desc/></draw:frame><draw:frame draw:z-index="251662336" draw:id="id15" draw:style-name="a15" draw:name="Zone de texte 4" text:anchor-type="paragraph" svg:x="-0.01823in" svg:y="3.38107in" svg:width="4.11319in" svg:height="0.28194in" style:rel-width="scale" style:rel-height="scale"><draw:text-box><text:p text:style-name="P24"><text:s text:c="3"/>Mon tableau de bord</text:p></draw:text-box><svg:title/><svg:desc/></draw:frame><draw:frame draw:z-index="251661312" draw:id="id16" draw:style-name="a16" draw:name="Zone de texte 3" text:anchor-type="paragraph" svg:x="-0.01868in" svg:y="1.78268in" svg:width="4.12361in" svg:height="0.29653in" style:rel-width="scale" style:rel-height="scale"><draw:text-box><text:p text:style-name="Normal">[Logo] Menu :<text:s/>Accueil<text:s/><text:s/>|<text:s/>Historique<text:s/><text:s/>|<text:s/>Profile<text:s/><text:s/>|<text:s/>Déco</text:p></draw:text-box><svg:title/><svg:desc/></draw:frame><text:s text:c="99"/><text:s text:c="201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connector draw:type="line" svg:x1="2.04903in" svg:y1="2.0641in" svg:x2="2.09833in" svg:y2="2.21827in" draw:z-index="251682816" draw:id="id17" draw:style-name="a18" draw:name="Connecteur droit avec flèche 24" text:anchor-type="paragraph"><svg:title/><svg:desc/></draw:connector><draw:connector draw:type="line" svg:x1="2.1996in" svg:y1="2.86053in" svg:x2="2.2489in" svg:y2="2.69942in" draw:z-index="251681792" draw:id="id18" draw:style-name="a20" draw:name="Connecteur droit avec flèche 23" text:anchor-type="paragraph"><svg:title/><svg:desc/></draw:connector><draw:connector draw:type="line" svg:x1="2.07431in" svg:y1="1.79672in" svg:x2="2.06945in" svg:y2="1.91408in" draw:z-index="251680768" draw:id="id19" draw:style-name="a22" draw:name="Connecteur droit avec flèche 22" text:anchor-type="paragraph"><svg:title/><svg:desc/></draw:connector><draw:frame draw:z-index="251679744" draw:id="id20" draw:style-name="a23" draw:name="Zone de texte 21" text:anchor-type="paragraph" svg:x="-0.02083in" svg:y="2.66817in" svg:width="4.61458in" svg:height="0.95694in" style:rel-width="scale" style:rel-height="scale"><draw:text-box><text:p text:style-name="Normal">1<text:s/><text:a xlink:href="mailto:|dupont@mail.com|" office:target-frame-name="_top" xlink:show="replace">|dupont@mail.com|</text:a><text:s/>23/05 |[ <text:s text:c="2"/>][ <text:s text:c="2"/>]</text:p><text:p text:style-name="Normal">2<text:s/><text:a xlink:href="mailto:|dupont@mail.com|" office:target-frame-name="_top" xlink:show="replace">|dupont@mail.com|</text:a><text:s/>23/05 |[ <text:s text:c="2"/>][ <text:s text:c="2"/>]</text:p><text:p text:style-name="Normal"/></draw:text-box><svg:title/><svg:desc/></draw:frame><draw:frame draw:z-index="251678720" draw:id="id21" draw:style-name="a24" draw:name="Zone de texte 20" text:anchor-type="paragraph" svg:x="-0.02146in" svg:y="1.30451in" svg:width="4.60903in" svg:height="0.37986in" style:rel-width="scale" style:rel-height="scale"><draw:text-box><text:p text:style-name="P25">Pos. |<text:s/><text:tab/>Utilisateur | <text:s/><text:tab/>Date<text:s/><text:tab/>|<text:s text:c="10"/><text:s/>Actions</text:p></draw:text-box><svg:title/><svg:desc/></draw:frame><draw:frame draw:z-index="251677696" draw:id="id22" draw:style-name="a25" draw:name="Zone de texte 19" text:anchor-type="paragraph" svg:x="-0.02146in" svg:y="0.98923in" svg:width="4.60417in" svg:height="0.31528in" style:rel-width="scale" style:rel-height="scale"><draw:text-box><text:p text:style-name="P26">Gestion de la file d’attente<text:s/></text:p></draw:text-box><svg:title/><svg:desc/></draw:frame><draw:frame draw:z-index="251676672" draw:id="id23" draw:style-name="a26" draw:name="Zone de texte 18" text:anchor-type="paragraph" svg:x="-0.01611in" svg:y="0.64699in" svg:width="4.58264in" svg:height="0.34167in" style:rel-width="scale" style:rel-height="scale"><draw:text-box><text:p text:style-name="Normal">[Logo] Menu : Dash | Users | Spots |Waitng | Historique |Déco</text:p></draw:text-box><svg:title/><svg:desc/></draw:frame><draw:frame draw:z-index="251675648" draw:id="id24" draw:style-name="a27" draw:name="Zone de texte 17" text:anchor-type="paragraph" svg:x="0.11223in" svg:y="0.04806in" svg:width="1in" svg:height="0.32083in" style:rel-width="scale" style:rel-height="scale"><draw:text-box><text:p text:style-name="P27">4. Page Admin - File d'Attente (/admin/waiting-list)</text:p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21" svg:viewBox="0 0 20 30" svg:d="m10 0-10 30h20z"/>
    <draw:marker draw:name="a17" svg:viewBox="0 0 20 30" svg:d="m10 0-10 30h20z"/>
    <draw:marker draw:name="a19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y Youssame</meta:initial-creator>
    <dc:creator>Joy Youssame</dc:creator>
    <meta:creation-date>2025-09-20T16:15:00Z</meta:creation-date>
    <dc:date>2025-09-20T16:59:00Z</dc:date>
    <meta:template xlink:href="Normal.dotm" xlink:type="simple"/>
    <meta:editing-cycles>1</meta:editing-cycles>
    <meta:editing-duration>PT2640S</meta:editing-duration>
    <meta:document-statistic meta:page-count="2" meta:paragraph-count="1" meta:word-count="60" meta:character-count="391" meta:row-count="2" meta:non-whitespace-character-count="332"/>
  </office:meta>
</office:document-meta>
</file>